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nas Müller</text:span></text:p>
      <text:p text:style-name="P3"><text:tab/><text:tab/></text:p>
      <text:p text:style-name="P2"><text:span text:style-name="Highlighted_20_with_20_gray_20_Char"><text:span text:style-name="T4">Ich bin Mechaniker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5d76f9ae-dc88-484e-99b5-b5f4d7922e55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4a54c97d-1d66-43df-9bfa-735692ea6df7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77615397-6c4c-416a-8198-15208ddab7b7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452809275 </text:span>| <text:span text:style-name="MT1">jm@gmail.com580439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